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d8f8" officeooo:paragraph-rsid="0019d8f8"/>
    </style:style>
    <style:style style:name="P2" style:family="paragraph" style:parent-style-name="Standard">
      <style:text-properties officeooo:rsid="0019d970" officeooo:paragraph-rsid="0019d970"/>
    </style:style>
    <style:style style:name="P3" style:family="paragraph" style:parent-style-name="Standard" style:list-style-name="L1">
      <style:text-properties officeooo:rsid="0019d970" officeooo:paragraph-rsid="0019d970"/>
    </style:style>
    <style:style style:name="P4" style:family="paragraph" style:parent-style-name="Standard" style:list-style-name="L2">
      <style:text-properties officeooo:rsid="0019d970" officeooo:paragraph-rsid="0019d970"/>
    </style:style>
    <style:style style:name="P5" style:family="paragraph" style:parent-style-name="Standard" style:list-style-name="L2">
      <style:text-properties officeooo:paragraph-rsid="0019d970"/>
    </style:style>
    <style:style style:name="T1" style:family="text">
      <style:text-properties officeooo:rsid="0019d9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P6. </text:p>
      <text:p text:style-name="P1"/>
      <text:p text:style-name="P1">Detectar si existe latencia, en caso de ser cierto, cual es su origen?</text:p>
      <text:p text:style-name="P1"/>
      <text:p text:style-name="P1"/>
      <text:p text:style-name="P2">1º- Vemos que los paquetes con latencia son TCP. Por lo que abrimos perfil específico para TCP.</text:p>
      <text:p text:style-name="P2">2º – Ordenamos TCP delta. </text:p>
      <text:p text:style-name="P2"/>
      <text:list xml:id="list2854016580" text:style-name="L1">
        <text:list-item>
          <text:p text:style-name="P3">Latencias elevadas: </text:p>
          <text:list>
            <text:list-header>
              <text:p text:style-name="P3"/>
            </text:list-header>
          </text:list>
        </text:list-item>
      </text:list>
      <text:list text:style-name="L2">
        <text:list-item>
          <text:list>
            <text:list-item>
              <text:p text:style-name="P5"><text:span text:style-name="T1">Paquetes 354, 16, 204, 202, 1098 , 1100, 207, 206→ tipo TCP – [FIN.ACK] → tipo FIN (No preocupa)</text:span></text:p>
              <text:p text:style-name="P5"/>
            </text:list-item>
            <text:list-item>
              <text:p text:style-name="P4">Paquetes 210, 34, , 30, 23, 365, 361 → tipo TCP – con HTTP como protocolo de capa + alta → tipo HTTP 200 ok = Latencia de servidor (no preocupa) </text:p>
              <text:p text:style-name="P4"/>
            </text:list-item>
            <text:list-item>
              <text:p text:style-name="P4">Paquete 200, 352 → TCP → HTTP → ‘GET…’ (es un request) por tanto es latencia de cliente. Si se repite con asiduidad habría que considerar un análisis más profundo del cliente. </text:p>
            </text:list-item>
          </text:list>
        </text:list-item>
      </text:list>
      <text:p text:style-name="P2"/>
      <text:p text:style-name="P2">El resto del tráfico no presenta latencias elevadas, se trata de tráfico sin ningún tipo de latencia reseñable y no merece consideración al respecto. </text:p>
      <text:list text:continue-list="list2854016580" text:style-name="L1">
        <text:list-header>
          <text:p text:style-name="P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5:52:23.131000000</meta:creation-date>
    <dc:date>2024-01-10T18:00:52.907000000</dc:date>
    <meta:editing-duration>PT3M8S</meta:editing-duration>
    <meta:editing-cycles>2</meta:editing-cycles>
    <meta:generator>LibreOffice/7.6.2.1$Windows_X86_64 LibreOffice_project/56f7684011345957bbf33a7ee678afaf4d2ba333</meta:generator>
    <meta:print-date>2024-01-10T18:00:49.910000000</meta:print-date>
    <meta:printed-by>Archivos PDF</meta:printed-by>
    <meta:document-statistic meta:table-count="0" meta:image-count="0" meta:object-count="0" meta:page-count="1" meta:paragraph-count="11" meta:word-count="148" meta:character-count="795" meta:non-whitespace-character-count="653"/>
  </office:meta>
</office:document-meta>
</file>